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430c" officeooo:paragraph-rsid="001f430c"/>
    </style:style>
    <style:style style:name="P2" style:family="paragraph" style:parent-style-name="Standard">
      <style:text-properties officeooo:rsid="0022b888" officeooo:paragraph-rsid="0023d40e"/>
    </style:style>
    <style:style style:name="P3" style:family="paragraph" style:parent-style-name="Heading">
      <style:text-properties officeooo:rsid="00218443" officeooo:paragraph-rsid="00218443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rsid="001f87f5" officeooo:paragraph-rsid="001f87f5"/>
    </style:style>
    <style:style style:name="P6" style:family="paragraph" style:parent-style-name="Text_20_body" style:list-style-name="L1">
      <style:text-properties officeooo:rsid="001f87f5" officeooo:paragraph-rsid="001f87f5"/>
    </style:style>
    <style:style style:name="P7" style:family="paragraph" style:parent-style-name="Text_20_body">
      <style:text-properties officeooo:rsid="001f87f5" officeooo:paragraph-rsid="001f87f5"/>
    </style:style>
    <style:style style:name="P8" style:family="paragraph" style:parent-style-name="Text_20_body">
      <style:paragraph-properties fo:text-align="start" style:justify-single-word="false"/>
      <style:text-properties officeooo:rsid="00218443" officeooo:paragraph-rsid="00218443"/>
    </style:style>
    <style:style style:name="P9" style:family="paragraph" style:parent-style-name="Text_20_body">
      <style:text-properties officeooo:rsid="00218443" officeooo:paragraph-rsid="00218443"/>
    </style:style>
    <style:style style:name="P10" style:family="paragraph" style:parent-style-name="Text_20_body">
      <style:text-properties officeooo:rsid="0022b888" officeooo:paragraph-rsid="0022b888"/>
    </style:style>
    <style:style style:name="P11" style:family="paragraph" style:parent-style-name="Subtitle">
      <style:paragraph-properties fo:text-align="start" style:justify-single-word="false"/>
    </style:style>
    <style:style style:name="T1" style:family="text">
      <style:text-properties officeooo:rsid="001f430c"/>
    </style:style>
    <style:style style:name="T2" style:family="text">
      <style:text-properties officeooo:rsid="001f87f5"/>
    </style:style>
    <style:style style:name="T3" style:family="text">
      <style:text-properties officeooo:rsid="00218443"/>
    </style:style>
    <style:style style:name="T4" style:family="text">
      <style:text-properties officeooo:rsid="00230a4b"/>
    </style:style>
    <style:style style:name="T5" style:family="text">
      <style:text-properties officeooo:rsid="0023d4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ocumento de requerimientos</text:p>
      <text:p text:style-name="P1"/>
      <text:p text:style-name="P1">La finalidad de este documento es establecer los requerimientos del cliente en cuento al módulo de cuestionarios de la página de la sociedad de hematologos y hemoterapeutas, queda excluida toda información sobre las otras secciones de la página.</text:p>
      <text:p text:style-name="P1"/>
      <text:p text:style-name="P11">Cuestiona<text:span text:style-name="T1">r</text:span>ios</text:p>
      <text:p text:style-name="P1"/>
      <text:p text:style-name="P1">Cada cuestionario va a poder tener distintos tipos de preguntas, cada una podrá ser evaluada como correcta o incorrecta de acuerdo al criterio establecido por el usuario para cada una de ellas. Si bien las preguntas pueden ser correctas o incorrectas, el cuestionario no tendrá un puntaje total ni por pregunta.</text:p>
      <text:p text:style-name="P1"><text:tab/>Cabe aclarar que la persona que responda al cuestionario no <text:span text:style-name="T2">recibirá</text:span> <text:span text:style-name="T2">una</text:span> devolución <text:span text:style-name="T2">del puntaje obtenido.</text:span></text:p>
      <text:p text:style-name="P1"><text:tab/><text:span text:style-name="T2">Al responder un cuestionario, la persona que lo respondió recibirá un agradecimiento y una clase de capacitación, cuyo contenido sera enviado vía email.</text:span></text:p>
      <text:p text:style-name="P1"/>
      <text:p text:style-name="P11">Preguntas</text:p>
      <text:p text:style-name="P4"/>
      <text:p text:style-name="P5">Cada pregunta tendrá una sola respuesta correcta,las preguntas no tienen un valor calificatorio, solo aportaran información sobre el general de las personas que contesten el cuestionario.</text:p>
      <text:p text:style-name="P8">Cualquier pregunta puede tener un conjunto de imágenes adjuntas para reforzar la idea del concepto de la misma.</text:p>
      <text:h text:style-name="Heading_20_3" text:outline-level="3">Existen distintos tipos de preguntas.</text:h>
      <text:p text:style-name="Text_20_body"/>
      <text:list xml:id="list8818888786360218017" text:style-name="L1">
        <text:list-item>
          <text:p text:style-name="P6">De texto.</text:p>
        </text:list-item>
        <text:list-item>
          <text:p text:style-name="P6">Multiple choice con una y solo una opción seleccionable.</text:p>
        </text:list-item>
        <text:list-item>
          <text:p text:style-name="P6">Multiple choice con una o varias opciones seleccionables.</text:p>
        </text:list-item>
        <text:list-item>
          <text:p text:style-name="P6">Preguntas <text:span text:style-name="T3">de doble entrada.</text:span></text:p>
        </text:list-item>
      </text:list>
      <text:p text:style-name="P7"/>
      <text:p text:style-name="P3">Preguntas de texto</text:p>
      <text:p text:style-name="P9"/>
      <text:p text:style-name="P9">El usuario envía su respuesta en forma textual, este tipo de preguntas no se verá reflejado en un reporte de gráficos (tortas,barras,etc).</text:p>
      <text:p text:style-name="P9"/>
      <text:p text:style-name="P3"><text:soft-page-break/>Múltiple choice con una sola respuesta seleccionable</text:p>
      <text:p text:style-name="P10">Este tipo de preguntas consta de una lista de opciones donde el usuario puede elegir una sola opción a la vez. Pueden contar con una opción de “otros”donde el usuario puede escribir su propia respuesta a la pregunta.</text:p>
      <text:p text:style-name="P10"><text:s/></text:p>
      <text:p text:style-name="Heading"><text:span text:style-name="T5">Múltiple</text:span> choice con varias respuestas seleccionables</text:p>
      <text:p text:style-name="P2">Esta preguntas constan de una lista de opciones en donde el usuario puede seleccionar <text:span text:style-name="T4">más de una al mismo tiempo, una respuesta correcta en este tipo de preguntas implica que el usuario selecciono solo las opciones correctas y ninguna de las incorrectas.</text:span></text:p>
      <text:p text:style-name="P2"/>
      <text:p text:style-name="Heading"><text:span text:style-name="T4">Preguntas de doble entrada.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8T20:20:04.372428653</meta:creation-date>
    <dc:date>2015-07-19T00:18:33.859541058</dc:date>
    <meta:editing-duration>PT40M55S</meta:editing-duration>
    <meta:editing-cycles>1</meta:editing-cycles>
    <meta:document-statistic meta:table-count="0" meta:image-count="0" meta:object-count="0" meta:page-count="2" meta:paragraph-count="22" meta:word-count="331" meta:character-count="2110" meta:non-whitespace-character-count="1801"/>
    <meta:generator>LibreOffice/4.3.7.2$Linux_X86_64 LibreOffice_project/8a35821d8636a03b8bf4e15b48f59794652c68ba</meta:generator>
  </office:meta>
</office:document-meta>
</file>